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4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2] * 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 * 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 * [.F4]" office:value-type="currency" office:currency="EUR" office:value="22.5">
            <text:p>€ 22,5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 * 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 * 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 * 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 * 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 * 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 * 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 * 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 * 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 * 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 * 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 * 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 * 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 * 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 * 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 * 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 * 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 * 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 * 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 * 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 * 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 * 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 * 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 * 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 * 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 * 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 * 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 * 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 * 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 * 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 * 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 * 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 * 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 * 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 * 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 * 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 * 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 * 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 * 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 * 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 * 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 * 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 * 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 * 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 * 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 * 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 * 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 * 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 * 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 * 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 * 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 * 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 * 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 * 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 * 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 * 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 * 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 * 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21.27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21:27</dc:date>
    <meta:generator>OpenOffice/4.1.15$Unix OpenOffice.org_project/4115m2$Build-9813</meta:generator>
    <meta:editing-duration>PT43M15S</meta:editing-duration>
    <meta:editing-cycles>2</meta:editing-cycles>
    <meta:document-statistic meta:table-count="1" meta:cell-count="554" meta:object-count="0"/>
  </office:meta>
</office:document-meta>
</file>